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0fcfd2" officeooo:paragraph-rsid="000fcfd2"/>
    </style:style>
    <style:style style:name="P2" style:family="paragraph" style:parent-style-name="Text_20_body">
      <style:text-properties style:text-underline-style="solid" style:text-underline-width="auto" style:text-underline-color="font-color" fo:font-weight="normal" officeooo:rsid="000fcfd2" officeooo:paragraph-rsid="000fcfd2" style:font-weight-asian="normal" style:font-weight-complex="normal"/>
    </style:style>
    <style:style style:name="P3" style:family="paragraph" style:parent-style-name="Text_20_body">
      <style:text-properties style:text-underline-style="none" fo:font-weight="normal" officeooo:rsid="000fcfd2" officeooo:paragraph-rsid="000fcfd2" style:font-weight-asian="normal" style:font-weight-complex="normal"/>
    </style:style>
    <style:style style:name="P4" style:family="paragraph" style:parent-style-name="Text_20_body">
      <style:text-properties style:text-underline-style="none" fo:font-weight="normal" officeooo:rsid="000fdf24" officeooo:paragraph-rsid="000fdf24" style:font-weight-asian="normal" style:font-weight-complex="normal"/>
    </style:style>
    <style:style style:name="P5" style:family="paragraph" style:parent-style-name="Title">
      <style:text-properties style:text-underline-style="solid" style:text-underline-width="auto" style:text-underline-color="font-color" officeooo:rsid="000fcfd2" officeooo:paragraph-rsid="000fcfd2"/>
    </style:style>
    <style:style style:name="T1" style:family="text">
      <style:text-properties officeooo:rsid="000fdf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Übung 4</text:p>
      <text:p text:style-name="P1"/>
      <text:p text:style-name="P2">Aufgabe 13)</text:p>
      <text:p text:style-name="P3">a)</text:p>
      <text:p text:style-name="P3">1) 2</text:p>
      <text:p text:style-name="P3">2) 15</text:p>
      <text:p text:style-name="P3">3) 0</text:p>
      <text:p text:style-name="P3">4) 2</text:p>
      <text:p text:style-name="P3">5) 1</text:p>
      <text:p text:style-name="P3">6) 1</text:p>
      <text:p text:style-name="P3">7) -3</text:p>
      <text:p text:style-name="P3">8) 1</text:p>
      <text:p text:style-name="P3">9) 13</text:p>
      <text:p text:style-name="P3">10) 3</text:p>
      <text:p text:style-name="P3">11) 2</text:p>
      <text:p text:style-name="P3">b) </text:p>
      <text:p text:style-name="P3">1) char</text:p>
      <text:p text:style-name="P3">2) int</text:p>
      <text:p text:style-name="P3">3) <text:span text:style-name="T1">double</text:span></text:p>
      <text:p text:style-name="P4">4) int</text:p>
      <text:p text:style-name="P4">4) double</text:p>
      <text:p text:style-name="P4">5) char</text:p>
      <text:p text:style-name="P4">6) int / char</text:p>
      <text:p text:style-name="P4">7) int</text:p>
      <text:p text:style-name="P4">8) double</text:p>
      <text:p text:style-name="P4">9) int</text:p>
      <text:p text:style-name="P4">10) doubl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2:29:35.517000000</meta:creation-date>
    <dc:date>2018-11-17T12:44:00.568000000</dc:date>
    <meta:editing-duration>PT3M35S</meta:editing-duration>
    <meta:editing-cycles>1</meta:editing-cycles>
    <meta:document-statistic meta:table-count="0" meta:image-count="0" meta:object-count="0" meta:page-count="1" meta:paragraph-count="26" meta:word-count="52" meta:character-count="160" meta:non-whitespace-character-count="133"/>
    <meta:generator>LibreOffice/6.0.5.2$Windows_X86_64 LibreOffice_project/54c8cbb85f300ac59db32fe8a675ff7683cd5a16</meta:generator>
  </office:meta>
</office:document-meta>
</file>